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8"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6in"/>
        </style:tab-stops>
      </style:paragraph-properties>
      <style:text-properties officeooo:paragraph-rsid="001dc093"/>
    </style:style>
    <style:style style:name="P2" style:family="paragraph" style:parent-style-name="Standard">
      <style:paragraph-properties>
        <style:tab-stops>
          <style:tab-stop style:position="6in"/>
        </style:tab-stops>
      </style:paragraph-properties>
      <style:text-properties style:font-name="Trebuchet MS" fo:font-size="12pt" officeooo:paragraph-rsid="001dc093" style:font-name-asian="F" style:font-size-asian="12pt" style:font-size-complex="12pt"/>
    </style:style>
    <style:style style:name="P3" style:family="paragraph" style:parent-style-name="Standard">
      <style:paragraph-properties fo:margin-left="0.25in" fo:margin-right="0in" fo:text-align="center" style:justify-single-word="false" fo:text-indent="0in" style:auto-text-indent="false">
        <style:tab-stops>
          <style:tab-stop style:position="6.25in"/>
        </style:tab-stops>
      </style:paragraph-properties>
      <style:text-properties officeooo:paragraph-rsid="001d895e"/>
    </style:style>
    <style:style style:name="P4" style:family="paragraph" style:parent-style-name="Standard">
      <style:paragraph-properties fo:margin-left="0in" fo:margin-right="0in" fo:text-align="center" style:justify-single-word="false" fo:text-indent="0in" style:auto-text-indent="false"/>
      <style:text-properties officeooo:paragraph-rsid="001d895e"/>
    </style:style>
    <style:style style:name="P5" style:family="paragraph" style:parent-style-name="Standard">
      <style:paragraph-properties fo:margin-left="0in" fo:margin-right="0in" fo:text-align="center" style:justify-single-word="false" fo:text-indent="0in" style:auto-text-indent="false">
        <style:tab-stops>
          <style:tab-stop style:position="6.5in"/>
        </style:tab-stops>
      </style:paragraph-properties>
      <style:text-properties officeooo:paragraph-rsid="001dc093"/>
    </style:style>
    <style:style style:name="P6" style:family="paragraph" style:parent-style-name="Standard">
      <style:paragraph-properties fo:margin-left="0in" fo:margin-right="0in" fo:text-indent="0in" style:auto-text-indent="false">
        <style:tab-stops>
          <style:tab-stop style:position="6.5in"/>
        </style:tab-stops>
      </style:paragraph-properties>
      <style:text-properties officeooo:paragraph-rsid="001dc093"/>
    </style:style>
    <style:style style:name="P7" style:family="paragraph" style:parent-style-name="Standard" style:master-page-name="Standard">
      <style:paragraph-properties fo:margin-left="0in" fo:margin-right="0in" fo:text-align="center" style:justify-single-word="false" fo:text-indent="0in" style:auto-text-indent="false" style:page-number="auto"/>
      <style:text-properties officeooo:paragraph-rsid="001d895e"/>
    </style:style>
    <style:style style:name="P8" style:family="paragraph" style:parent-style-name="Standard">
      <style:paragraph-properties fo:margin-left="0.5in" fo:margin-right="0in" fo:text-align="start" style:justify-single-word="false" fo:text-indent="-0.5in" style:auto-text-indent="false">
        <style:tab-stops>
          <style:tab-stop style:position="6.5in"/>
        </style:tab-stops>
      </style:paragraph-properties>
      <style:text-properties officeooo:paragraph-rsid="001d895e"/>
    </style:style>
    <style:style style:name="P9" style:family="paragraph" style:parent-style-name="Standard">
      <style:paragraph-properties fo:margin-left="0.5in" fo:margin-right="0in" fo:text-indent="-0.5in" style:auto-text-indent="false">
        <style:tab-stops>
          <style:tab-stop style:position="0.5in"/>
          <style:tab-stop style:position="6.5in"/>
        </style:tab-stops>
      </style:paragraph-properties>
      <style:text-properties officeooo:paragraph-rsid="001dc093"/>
    </style:style>
    <style:style style:name="P10" style:family="paragraph" style:parent-style-name="Standard">
      <style:paragraph-properties fo:margin-left="0.5in" fo:margin-right="0in" fo:text-indent="-0.5in" style:auto-text-indent="false">
        <style:tab-stops>
          <style:tab-stop style:position="6.5in"/>
        </style:tab-stops>
      </style:paragraph-properties>
      <style:text-properties officeooo:rsid="00065a30" officeooo:paragraph-rsid="001dc093"/>
    </style:style>
    <style:style style:name="P11" style:family="paragraph" style:parent-style-name="Standard">
      <style:paragraph-properties fo:margin-left="0.5in" fo:margin-right="0in" fo:text-indent="-0.5in" style:auto-text-indent="false">
        <style:tab-stops>
          <style:tab-stop style:position="6in"/>
        </style:tab-stops>
      </style:paragraph-properties>
      <style:text-properties officeooo:paragraph-rsid="001d895e"/>
    </style:style>
    <style:style style:name="P12" style:family="paragraph" style:parent-style-name="Standard">
      <style:paragraph-properties fo:margin-left="0.5in" fo:margin-right="0in" fo:text-indent="-0.5in" style:auto-text-indent="false">
        <style:tab-stops>
          <style:tab-stop style:position="6in"/>
        </style:tab-stops>
      </style:paragraph-properties>
      <style:text-properties officeooo:paragraph-rsid="001dc093"/>
    </style:style>
    <style:style style:name="P13" style:family="paragraph" style:parent-style-name="Standard">
      <style:paragraph-properties fo:margin-left="0.5in" fo:margin-right="0in" fo:text-indent="-0.5in" style:auto-text-indent="false">
        <style:tab-stops>
          <style:tab-stop style:position="6in"/>
        </style:tab-stops>
      </style:paragraph-properties>
      <style:text-properties officeooo:paragraph-rsid="001ffe22"/>
    </style:style>
    <style:style style:name="P14" style:family="paragraph" style:parent-style-name="Standard">
      <style:paragraph-properties fo:margin-left="0.5in" fo:margin-right="0in" fo:text-align="start" style:justify-single-word="false" fo:text-indent="-0.5in" style:auto-text-indent="false">
        <style:tab-stops>
          <style:tab-stop style:position="6in"/>
        </style:tab-stops>
      </style:paragraph-properties>
      <style:text-properties officeooo:paragraph-rsid="001dc093"/>
    </style:style>
    <style:style style:name="P15" style:family="paragraph" style:parent-style-name="Standard">
      <style:paragraph-properties fo:margin-left="0.5in" fo:margin-right="0in" fo:text-indent="-0.5in" style:auto-text-indent="false">
        <style:tab-stops>
          <style:tab-stop style:position="6in"/>
        </style:tab-stops>
      </style:paragraph-properties>
      <style:text-properties style:font-name="Trebuchet MS" fo:font-size="12pt" fo:font-weight="bold" officeooo:paragraph-rsid="001dc093" style:font-size-asian="12pt" style:font-weight-asian="bold" style:font-size-complex="12pt"/>
    </style:style>
    <style:style style:name="P16" style:family="paragraph" style:parent-style-name="Standard">
      <style:paragraph-properties fo:margin-left="0.5in" fo:margin-right="0in" fo:text-align="start" style:justify-single-word="false" fo:text-indent="-0.5in" style:auto-text-indent="false">
        <style:tab-stops>
          <style:tab-stop style:position="6in"/>
        </style:tab-stops>
      </style:paragraph-properties>
      <style:text-properties fo:font-size="10pt" fo:font-style="italic" officeooo:rsid="0009bf1f" officeooo:paragraph-rsid="001ffe22" style:font-size-asian="10pt" style:font-style-asian="italic" style:font-size-complex="10pt" style:font-style-complex="italic"/>
    </style:style>
    <style:style style:name="P17"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5in"/>
        </style:tab-stops>
      </style:paragraph-properties>
      <style:text-properties officeooo:paragraph-rsid="001d895e"/>
    </style:style>
    <style:style style:name="P18"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5in"/>
          <style:tab-stop style:position="6.5in"/>
        </style:tab-stops>
      </style:paragraph-properties>
      <style:text-properties officeooo:paragraph-rsid="001dc093"/>
    </style:style>
    <style:style style:name="P19"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5in"/>
        </style:tab-stops>
      </style:paragraph-properties>
      <style:text-properties officeooo:paragraph-rsid="001dc093"/>
    </style:style>
    <style:style style:name="P20"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officeooo:paragraph-rsid="001dc093"/>
    </style:style>
    <style:style style:name="P21"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1d895e"/>
    </style:style>
    <style:style style:name="P22" style:family="paragraph" style:parent-style-name="Standard">
      <loext:graphic-properties draw:fill="none"/>
      <style:paragraph-properties fo:margin-left="0in" fo:margin-right="0in" fo:text-indent="0in" style:auto-text-indent="false" fo:background-color="transparent">
        <style:tab-stops>
          <style:tab-stop style:position="0.5in"/>
          <style:tab-stop style:position="6.5in"/>
        </style:tab-stops>
      </style:paragraph-properties>
      <style:text-properties officeooo:paragraph-rsid="001dc093"/>
    </style:style>
    <style:style style:name="P23"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1dc093"/>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6in"/>
        </style:tab-stops>
      </style:paragraph-properties>
      <style:text-properties officeooo:paragraph-rsid="001dc093"/>
    </style:style>
    <style:style style:name="P2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6.5in"/>
        </style:tab-stops>
      </style:paragraph-properties>
      <style:text-properties officeooo:paragraph-rsid="001d895e"/>
    </style:style>
    <style:style style:name="P26"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5in"/>
          <style:tab-stop style:position="6.5in"/>
        </style:tab-stops>
      </style:paragraph-properties>
      <style:text-properties officeooo:paragraph-rsid="001dc093"/>
    </style:style>
    <style:style style:name="P27"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5in"/>
          <style:tab-stop style:position="6.5in"/>
        </style:tab-stops>
      </style:paragraph-properties>
      <style:text-properties officeooo:paragraph-rsid="001dc093"/>
    </style:style>
    <style:style style:name="P28"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officeooo:paragraph-rsid="001dc093"/>
    </style:style>
    <style:style style:name="P29"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498in"/>
          <style:tab-stop style:position="6.5in"/>
        </style:tab-stops>
      </style:paragraph-properties>
      <style:text-properties officeooo:paragraph-rsid="001dc093"/>
    </style:style>
    <style:style style:name="P30"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officeooo:paragraph-rsid="001dc093"/>
    </style:style>
    <style:style style:name="P31" style:family="paragraph" style:parent-style-name="List_20_Paragraph" style:list-style-name="WWNum1">
      <style:paragraph-properties>
        <style:tab-stops>
          <style:tab-stop style:position="6in"/>
        </style:tab-stops>
      </style:paragraph-properties>
      <style:text-properties officeooo:paragraph-rsid="001dc093"/>
    </style:style>
    <style:style style:name="T1" style:family="text">
      <style:text-properties style:font-name="Trebuchet MS" fo:font-size="10pt" fo:font-style="italic" style:font-size-asian="10pt" style:font-style-asian="italic" style:font-size-complex="10pt"/>
    </style:style>
    <style:style style:name="T2" style:family="text">
      <style:text-properties style:font-name="Trebuchet MS" fo:font-size="10pt" fo:font-weight="bold" style:font-size-asian="10pt" style:font-weight-asian="bold" style:font-size-complex="10pt"/>
    </style:style>
    <style:style style:name="T3" style:family="text">
      <style:text-properties style:font-name="Trebuchet MS" fo:font-size="14pt" fo:font-weight="bold" style:font-size-asian="14pt" style:font-weight-asian="bold" style:font-size-complex="14pt"/>
    </style:style>
    <style:style style:name="T4" style:family="text">
      <style:text-properties style:font-name="Trebuchet MS" fo:font-size="12pt" style:font-name-asian="F" style:font-size-asian="12pt" style:font-size-complex="12pt"/>
    </style:style>
    <style:style style:name="T5" style:family="text">
      <style:text-properties style:font-name="Trebuchet MS" fo:font-size="12pt" fo:font-style="italic" style:font-name-asian="F" style:font-size-asian="12pt" style:font-style-asian="italic" style:font-size-complex="12pt"/>
    </style:style>
    <style:style style:name="T6" style:family="text">
      <style:text-properties style:font-name="Trebuchet MS" fo:font-size="12pt" fo:font-style="italic" style:font-size-asian="12pt" style:font-style-asian="italic" style:font-size-complex="12pt"/>
    </style:style>
    <style:style style:name="T7" style:family="text">
      <style:text-properties style:font-name="Trebuchet MS" fo:font-size="12pt" fo:font-weight="bold" style:font-size-asian="12pt" style:font-weight-asian="bold" style:font-size-complex="12pt"/>
    </style:style>
    <style:style style:name="T8" style:family="text">
      <style:text-properties style:font-name="Trebuchet MS" fo:font-size="12pt" style:font-size-asian="12pt" style:font-size-complex="12pt"/>
    </style:style>
    <style:style style:name="T9" style:family="text">
      <style:text-properties style:text-position="super 58%" style:font-name="Trebuchet MS" fo:font-size="12pt" style:font-size-asian="12pt" style:font-size-complex="12pt"/>
    </style:style>
    <style:style style:name="T10" style:family="text">
      <style:text-properties style:text-position="super 58%" style:font-name="Times New Roman" fo:font-size="12pt" fo:font-style="italic" style:font-size-asian="12pt" style:font-style-asian="italic" style:font-name-complex="Times New Roman1" style:font-size-complex="12pt"/>
    </style:style>
    <style:style style:name="T11" style:family="text">
      <style:text-properties style:font-name="Times New Roman" fo:font-size="12pt" fo:background-color="#ffffff" loext:char-shading-value="0" style:font-size-asian="12pt" style:font-name-complex="Times New Roman1" style:font-size-complex="12pt"/>
    </style:style>
    <style:style style:name="T12" style:family="text">
      <style:text-properties style:font-name="Times New Roman" fo:font-size="12pt" fo:background-color="#ffffff" loext:char-shading-value="0" style:font-size-asian="12pt" style:font-name-complex="Times New Roman1" style:font-size-complex="12pt" loext:padding="0in" loext:border="none"/>
    </style:style>
    <style:style style:name="T13" style:family="text">
      <style:text-properties style:font-name="Times New Roman" fo:font-size="12pt" fo:font-weight="bold" style:font-size-asian="12pt" style:font-weight-asian="bold" style:font-name-complex="Times New Roman1" style:font-size-complex="12pt"/>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2pt" fo:font-style="italic" style:font-size-asian="12pt" style:font-style-asian="italic" style:font-name-complex="Times New Roman1" style:font-size-complex="12pt"/>
    </style:style>
    <style:style style:name="T16" style:family="text">
      <style:text-properties style:font-name="Times New Roman" fo:font-size="12pt" fo:font-style="italic" fo:background-color="#ffffff" loext:char-shading-value="0" style:font-size-asian="12pt" style:font-style-asian="italic" style:font-name-complex="Times New Roman1" style:font-size-complex="12pt"/>
    </style:style>
    <style:style style:name="T17" style:family="text">
      <style:text-properties style:font-name="Times New Roman" fo:background-color="#ffffff" loext:char-shading-value="0" style:font-name-asian="F" style:font-name-complex="Times New Roman1"/>
    </style:style>
    <style:style style:name="T18" style:family="text">
      <style:text-properties style:font-name="Times New Roman" fo:font-style="normal" fo:background-color="#ffffff" loext:char-shading-value="0" style:font-name-asian="F" style:font-style-asian="normal" style:font-name-complex="Times New Roman1" style:font-style-complex="normal"/>
    </style:style>
    <style:style style:name="T19" style:family="text">
      <style:text-properties style:font-name="Times New Roman" fo:font-style="normal" officeooo:rsid="000a9473" fo:background-color="#ffffff" loext:char-shading-value="0" style:font-name-asian="F" style:font-style-asian="normal" style:font-name-complex="Times New Roman1" style:font-style-complex="norma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pplying quality control techniques to baseball statistics</text:span></text:p>
      <text:p text:style-name="P4"><text:span text:style-name="T2">Matthew Gardner</text:span></text:p>
      <text:p text:style-name="P3"><text:span text:style-name="T1">Traditional baseball projections generally take in to </text:span><text:span text:style-name="T1"><office:annotation office:name="__Annotation__8_2050197018"><dc:creator>Matthew Brian Gardner</dc:creator><dc:date>2016-03-28T17:46:00</dc:date><loext:sender-initials>MBG</loext:sender-initials><text:p>Should I talk about this more in the paper?</text:p><text:p/></office:annotation></text:span><text:span text:style-name="T1">account years of data</text:span><office:annotation-end office:name="__Annotation__8_2050197018"/><text:span text:style-name="T1">, whereas it is difficult to make inferences using data about players during the season for a variety of reasons. Monitoring processes of quality control are a convenient way to compare small portions of the season in an attempt to detect changes in the expected performance of individual players— especially in finding small shifts that are difficult to find otherwise. This paper focuses on exploring detecting those smaller shifts using cumulative sum (CUSUM) and exponentially weighted moving average (EWMA) control charts, as well as comparing their usefulness to that of using Shewhart control charts. </text:span></text:p>
      <text:p text:style-name="P3"><text:span text:style-name="T1"/></text:p>
      <text:p text:style-name="P11"><text:span text:style-name="T7">Introduction</text:span></text:p>
      <text:p text:style-name="P17"><text:span text:style-name="T8">Russell Carleton’s work on the stabilization of baseball statistics (2012a) demonstrates the unreliability of small samplings of a baseball player’s performance, even as far as indicating no clear stabilization in some skills at all. Best used in retrospect, “they are not nearly as powerful in predicting future performance,” Carleton (2012b) later said in regard to his research. Stemming from this idea, reliability of the data is the key issue that teams face when determining if a subset of performance is a significant change from what the expectation was. </text:span></text:p>
      <text:p text:style-name="P21"><text:span text:style-name="T8"/></text:p>
      <text:p text:style-name="P17"><text:span text:style-name="T8"><text:s/>Control charts are a methodology used in statistical process control to monitor a process, generally with some parameters by which it is required to be limited by. In a production line, this may be a technical limitation of a produced part, but in this application, we may think of it as detecting if a particular player is playing significantly different from a previous sample. </text:span><text:span text:style-name="T6">Figure 1</text:span><text:span text:style-name="T8"> on right is an example of one such Shewhart chart called a </text:span><text:span text:style-name="T8"><draw:frame draw:style-name="fr1" text:anchor-type="as-char" svg:width="0.2075in" svg:height="0.198in" draw:z-index="0"><draw:object xlink:href="./Object 1" xlink:type="simple" xlink:show="embed" xlink:actuate="onLoad"/><draw:image xlink:href="./ObjectReplacements/Object 1" xlink:type="simple" xlink:show="embed" xlink:actuate="onLoad"/><svg:desc>formula</svg:desc></draw:frame></text:span><text:span text:style-name="T4">-chart, where consecutive samples of 30 plate appearances are plotted and compared to bounds calculated from the results of the previous season. </text:span></text:p>
      <text:p text:style-name="P21"><text:span text:style-name="T4"/></text:p>
      <text:p text:style-name="P25"><text:span text:style-name="T5">Similar to a confidence interval, the plot is centered around the expectation based on some prior data. Then, its 3-sigma bounds are obtained by,</text:span></text:p>
      <text:p text:style-name="P8"><text:span text:style-name="T5"/></text:p>
      <text:p text:style-name="P5"><draw:frame draw:style-name="fr2" draw:name="Object1" text:anchor-type="as-char" svg:y="-0.1484in" svg:width="1.4181in" svg:height="0.1909in" draw:z-index="1"><draw:object xlink:href="./Object 2" xlink:type="simple" xlink:show="embed" xlink:actuate="onLoad"/><draw:image xlink:href="./ObjectReplacements/Object 2" xlink:type="simple" xlink:show="embed" xlink:actuate="onLoad"/><svg:desc>formula</svg:desc></draw:frame></text:p>
      <text:p text:style-name="P5"><draw:frame draw:style-name="fr2" draw:name="Object2" text:anchor-type="as-char" svg:y="-0.2827in" svg:width="4.3335in" svg:height="0.4291in" draw:z-index="2"><draw:object xlink:href="./Object 3" xlink:type="simple" xlink:show="embed" xlink:actuate="onLoad"/><draw:image xlink:href="./ObjectReplacements/Object 3" xlink:type="simple" xlink:show="embed" xlink:actuate="onLoad"/><svg:desc>formula</svg:desc></draw:frame></text:p>
      <text:p text:style-name="P5"><draw:frame draw:style-name="fr2" draw:name="Object3" text:anchor-type="as-char" svg:y="-0.3043in" svg:width="4.9626in" svg:height="0.472in" draw:z-index="8"><draw:object xlink:href="./Object 4" xlink:type="simple" xlink:show="embed" xlink:actuate="onLoad"/><draw:image xlink:href="./ObjectReplacements/Object 4" xlink:type="simple" xlink:show="embed" xlink:actuate="onLoad"/><svg:desc>formula</svg:desc></draw:frame></text:p>
      <text:p text:style-name="P5"/>
      <text:p text:style-name="P6"><text:span text:style-name="T4">where a 3-sigma bound is expected to </text:span><text:span text:style-name="T4"><office:annotation office:name="__Annotation__67_2050197018"><dc:creator>Matthew Brian Gardner</dc:creator><dc:date>2016-03-28T17:50:00</dc:date><loext:sender-initials>MBG</loext:sender-initials><text:p>Fix wording, specify what a “3-sigma bound” actually is.</text:p><text:p/></office:annotation></text:span><text:span text:style-name="T4">contain approximately 99% of the variation</text:span><office:annotation-end office:name="__Annotation__67_2050197018"/><text:span text:style-name="T4">.</text:span></text:p>
      <text:p text:style-name="P18"><draw:frame draw:style-name="fr2" draw:name="Object4" text:anchor-type="as-char" svg:y="-0.1484in" svg:width="0.2098in" svg:height="0.1846in" draw:z-index="3"><draw:object xlink:href="./Object 5" xlink:type="simple" xlink:show="embed" xlink:actuate="onLoad"/><draw:image xlink:href="./ObjectReplacements/Object 5" xlink:type="simple" xlink:show="embed" xlink:actuate="onLoad"/><svg:desc>formula</svg:desc></draw:frame><text:span text:style-name="T4">-charts and the closely related </text:span><text:span text:style-name="T4"><draw:frame draw:style-name="fr2" draw:name="Object5" text:anchor-type="as-char" svg:y="-0.1484in" svg:width="0.1953in" svg:height="0.1846in" draw:z-index="9"><draw:object xlink:href="./Object 6" xlink:type="simple" xlink:show="embed" xlink:actuate="onLoad"/><draw:image xlink:href="./ObjectReplacements/Object 6" xlink:type="simple" xlink:show="embed" xlink:actuate="onLoad"/><svg:desc>formula</svg:desc></draw:frame></text:span><text:span text:style-name="T4">and </text:span><text:span text:style-name="T4"><draw:frame draw:style-name="fr1" draw:name="Object6" text:anchor-type="as-char" svg:width="0.1744in" svg:height="0.1839in" draw:z-index="4"><draw:object xlink:href="./Object 7" xlink:type="simple" xlink:show="embed" xlink:actuate="onLoad"/><draw:image xlink:href="./ObjectReplacements/Object 7" xlink:type="simple" xlink:show="embed" xlink:actuate="onLoad"/><svg:desc>formula</svg:desc></draw:frame></text:span><text:span text:style-name="T4">-charts are more useful for detecting large shifts from the expectations, which could meaningfully be described in baseball as a “breakout.” The problem is, breakouts are not that hard to identify. </text:span></text:p>
      <text:p text:style-name="P18"><text:span text:style-name="T8"/></text:p>
      <text:p text:style-name="P22"><text:span text:style-name="T8">For dramatically large breakouts akin to the end of the Dead-ball era, there are many existing, less sophisticated tools to signal a large jump forward or backward in a player’s statistics— it’s just not that difficult to recognize that Babe Ruth hitting 29 home runs in 1919 is “out-of-control.” Therefore, the goal is to develop a process to detect relatively small shifts, such that we could attempt to determine if Ichiro’s rising K% is an out-of-the-ordinary change, or just due random variation, and to determine what that change would be.</text:span></text:p>
      <text:p text:style-name="P22"><text:span text:style-name="T8"/></text:p>
      <text:p text:style-name="P18"><text:soft-page-break/><text:span text:style-name="T8">Using the framework described in Montgomery (2013), we can attempt to fit small collections of data into a cumulative sum control chart, demonstrated in </text:span><text:span text:style-name="T6">Figure 2 </text:span><text:span text:style-name="T8">below.</text:span></text:p>
      <text:p text:style-name="P9"><text:span text:style-name="T8"><text:s/></text:span></text:p>
      <text:p text:style-name="P15"/>
      <text:p text:style-name="P15"/>
      <text:p text:style-name="P15"/>
      <text:p text:style-name="P15"/>
      <text:p text:style-name="P15"/>
      <text:p text:style-name="P15"/>
      <text:p text:style-name="P15"/>
      <text:p text:style-name="P15"/>
      <text:p text:style-name="P20"><text:span text:style-name="T8">The way the CUSUM works is, each sample is compared to the expected mean value, in addition to a reference value, K, that is determined by how much a shift in the mean you want to track. These comparisons happen in sequence, so for a shift to be detected, a series of samples have to show some amount of difference that indicates that the sample population does not follow the expected population. In equation form, you keep track of a sum going toward the upper and lower limits:</text:span></text:p>
      <text:p text:style-name="P12"><draw:frame draw:style-name="fr2" draw:name="Object7" text:anchor-type="as-char" svg:y="-0.1839in" svg:width="2.0453in" svg:height="0.2571in" draw:z-index="10"><draw:object xlink:href="./Object 8" xlink:type="simple" xlink:show="embed" xlink:actuate="onLoad"/><draw:image xlink:href="./ObjectReplacements/Object 8" xlink:type="simple" xlink:show="embed" xlink:actuate="onLoad"/><svg:desc>formula</svg:desc></draw:frame></text:p>
      <text:p text:style-name="P12"><draw:frame draw:style-name="fr2" draw:name="Object8" text:anchor-type="as-char" svg:y="-0.1839in" svg:width="2.0244in" svg:height="0.2571in" draw:z-index="5"><draw:object xlink:href="./Object 9" xlink:type="simple" xlink:show="embed" xlink:actuate="onLoad"/><draw:image xlink:href="./ObjectReplacements/Object 9" xlink:type="simple" xlink:show="embed" xlink:actuate="onLoad"/><svg:desc>formula</svg:desc></draw:frame></text:p>
      <text:p text:style-name="P1"><text:span text:style-name="T4">where either </text:span><text:span text:style-name="T4"><draw:frame draw:style-name="fr2" draw:name="Object9" text:anchor-type="as-char" svg:y="-0.172in" svg:width="0.2272in" svg:height="0.2335in" draw:z-index="6"><draw:object xlink:href="./Object 10" xlink:type="simple" xlink:show="embed" xlink:actuate="onLoad"/><draw:image xlink:href="./ObjectReplacements/Object 10" xlink:type="simple" xlink:show="embed" xlink:actuate="onLoad"/><svg:desc>formula</svg:desc></draw:frame></text:span><text:span text:style-name="T4"> or </text:span><text:span text:style-name="T4"><draw:frame draw:style-name="fr2" draw:name="Object10" text:anchor-type="as-char" svg:y="-0.172in" svg:width="0.5307in" svg:height="0.2335in" draw:z-index="7"><draw:object xlink:href="./Object 11" xlink:type="simple" xlink:show="embed" xlink:actuate="onLoad"/><draw:image xlink:href="./ObjectReplacements/Object 11" xlink:type="simple" xlink:show="embed" xlink:actuate="onLoad"/><svg:desc>formula</svg:desc></draw:frame></text:span><text:span text:style-name="T4"> indicates that the process has gone out of control. The upper and lower limits, H, are selected and dependent on the</text:span><text:span text:style-name="T4"><office:annotation office:name="__Annotation__120_2050197018"><dc:creator>Matthew Brian Gardner</dc:creator><dc:date>2016-03-28T19:27:00</dc:date><loext:sender-initials>MBG</loext:sender-initials><text:p>More detail</text:p><text:p/></office:annotation></text:span><text:span text:style-name="T4"> amount of power you want the determination to have.</text:span><office:annotation-end office:name="__Annotation__120_2050197018"/></text:p>
      <text:p text:style-name="P1"><text:span text:style-name="T4"/></text:p>
      <text:p text:style-name="P1"><text:span text:style-name="T4"><office:annotation office:name="__Annotation__124_2050197018"><dc:creator>Matthew Brian Gardner</dc:creator><dc:date>2016-03-28T19:34:00</dc:date><loext:sender-initials>MBG</loext:sender-initials><text:p>Possible need for the tabular CUSUM being shown off</text:p><text:p/></office:annotation></text:span><text:span text:style-name="T4">comment</text:span><office:annotation-end office:name="__Annotation__124_2050197018"/></text:p>
      <text:p text:style-name="P2"/>
      <text:p text:style-name="P12"><text:span text:style-name="T7">Materials and Methods</text:span></text:p>
      <text:p text:style-name="P19"><text:span text:style-name="T8">Baseball is a sport made up of individual </text:span><text:span text:style-name="T6">plate appearances </text:span><text:span text:style-name="T8">of a batter against an opposing pitcher. Each of these appearances results in a variety of outcomes, but all of which may be described as either a success (a hit, walk, etc.) or a failure (strikeout, groundout, etc.), with some additional measure of value. Throughout an entire baseball season, a starting offensive player may be expected to reach 600 plate appearances, depending on health and the proportion of 162 games played.</text:span></text:p>
      <text:p text:style-name="P23"><text:span text:style-name="T8"/></text:p>
      <text:p text:style-name="P29"><text:span text:style-name="T8">Retrosheet</text:span><text:span text:style-name="T9">[1]</text:span><text:span text:style-name="T8"> is an online source of baseball statistics dating back to 1871, but specifically supplies play-by-play accounts of Major League Baseball games. The methodology and R code for pulling specific data and cleaning it can be attributed to Max Marchi and Jim Albert (2014) from their book cited in the references.</text:span></text:p>
      <text:p text:style-name="P10"><text:span text:style-name="T8">Section on how the data was cleaned, already cited above.</text:span></text:p>
      <text:p text:style-name="P10"><text:span text:style-name="T8">Information about the data (people, defined sabr statistics, etc)</text:span></text:p>
      <text:p text:style-name="P10"><text:span text:style-name="T8"/></text:p>
      <text:p text:style-name="P12"><text:span text:style-name="T7">Results</text:span></text:p>
      <text:p text:style-name="P12"><text:span text:style-name="T7"/></text:p>
      <text:p text:style-name="P20"><text:span text:style-name="T8">I ended up making some improper assumptions and had to rewrite the beginning of the paper and code over the weekend through today. I have rebuilt the framework R code, so I need to track down some diverse, good data to better show off the CUSUM beyond just the </text:span><text:span text:style-name="T6">Ichiro </text:span><text:span text:style-name="T8">dataset that I have worked through fairly extensively.</text:span></text:p>
      <text:p text:style-name="P20"><text:span text:style-name="T8"/></text:p>
      <text:p text:style-name="P24"><text:soft-page-break/><text:span text:style-name="T8">Biggest concerns:</text:span></text:p>
      <text:list xml:id="list76863141209973518" text:style-name="WWNum1">
        <text:list-item>
          <text:p text:style-name="P31"><text:span text:style-name="T8">Normality is satisfied with the K% of Ichiro, but isn’t necessarily always true. How much do I want to cover this?</text:span></text:p>
        </text:list-item>
        <text:list-item>
          <text:p text:style-name="P31"><text:span text:style-name="T8">Slippery assumption made about the correlation between the rational samples. Intended to be mostly i.i.d., but not entirely true. (Lee, 2010)</text:span></text:p>
        </text:list-item>
        <text:list-item>
          <text:p text:style-name="P31"><text:span text:style-name="T8">Multivariate case with Hotelling’s T</text:span><text:span text:style-name="T9">2</text:span><text:span text:style-name="T8"> (Chen, Hsieh, 2007)</text:span></text:p>
        </text:list-item>
      </text:list>
      <text:p text:style-name="P12"><text:span text:style-name="T7">Discussion and Summary</text:span></text:p>
      <text:p text:style-name="P12"><text:span text:style-name="T7"/></text:p>
      <text:p text:style-name="P14"><text:span text:style-name="T5">Show off more data applied into the CUSUM framework here</text:span></text:p>
      <text:p text:style-name="P14"><text:span text:style-name="T5"/></text:p>
      <text:p text:style-name="P14"><text:span text:style-name="T5"/></text:p>
      <text:p text:style-name="P14"><text:span text:style-name="T5"/></text:p>
      <text:p text:style-name="P14"><text:span text:style-name="T5"/></text:p>
      <text:p text:style-name="P13"><text:span text:style-name="T13"><office:annotation office:name="__Annotation__166_2050197018"><dc:creator>Matthew Brian Gardner</dc:creator><dc:date>2016-03-28T19:39:00</dc:date><loext:sender-initials>MBG</loext:sender-initials><text:p>I know these are out of order, but they’re not finalized so I’ll put in the effort to do it once they are.</text:p><text:p/></office:annotation></text:span><text:span text:style-name="T13">References</text:span><office:annotation-end office:name="__Annotation__166_2050197018"/></text:p>
      <text:p text:style-name="P13"><text:span text:style-name="T14">Carleton, Russell A. (2012a). </text:span><text:span text:style-name="T15">It’s a Small Sample Size After All</text:span><text:span text:style-name="T14">. Retrieved from Baseball Prospectus website: </text:span><text:a xlink:type="simple" xlink:href="http://www.baseballprospectus.com/article.php?articleid=17659" text:style-name="Internet_20_link" text:visited-style-name="Visited_20_Internet_20_Link"><text:span text:style-name="T14">http://www.baseballprospectus.com/article.php?articleid=17659</text:span></text:a></text:p>
      <text:p text:style-name="P13"><text:span text:style-name="T14"/></text:p>
      <text:p text:style-name="P13"><text:span text:style-name="T14">Carleton, Russell A. (2012b). </text:span><text:span text:style-name="T15">It Happens Every May</text:span><text:span text:style-name="T14">. Retrieved from Baseball Prospectus website: </text:span><text:a xlink:type="simple" xlink:href="http://www.baseballprospectus.com/article.php?articleid=17742" text:style-name="Internet_20_link" text:visited-style-name="Visited_20_Internet_20_Link"><text:span text:style-name="T14">http://www.baseballprospectus.com/article.php?articleid=17742</text:span></text:a></text:p>
      <text:p text:style-name="P13"><text:span text:style-name="T14"/></text:p>
      <text:p text:style-name="P13"><text:span text:style-name="T14">Retrosheet: </text:span><text:a xlink:type="simple" xlink:href="http://www.retrosheet.org/" text:style-name="Internet_20_link" text:visited-style-name="Visited_20_Internet_20_Link"><text:span text:style-name="T14">http://www.retrosheet.org</text:span></text:a></text:p>
      <text:p text:style-name="P13"><text:span text:style-name="T14"/></text:p>
      <text:p text:style-name="P13"><text:span text:style-name="T14">Marchi, M., Albert, J. (2014). </text:span><text:span text:style-name="T15">Analyzing Baseball Data with R</text:span><text:span text:style-name="T14">. Boca Raton, FL: CRC Press.</text:span></text:p>
      <text:p text:style-name="P13"><text:span text:style-name="T14">Montgomery, Douglas C. (2013). </text:span><text:span text:style-name="T15">Statistical Quality Control, 7</text:span><text:span text:style-name="T10">th</text:span><text:span text:style-name="T15"> Edition</text:span><text:span text:style-name="T14"> (pp. 414-429) Hoboken, NJ: John Wiley &amp; Sons, Inc.</text:span></text:p>
      <text:p text:style-name="P13"><text:span text:style-name="T14"/></text:p>
      <text:p text:style-name="P13"><text:span text:style-name="T14">Lee, M. H. (2010). </text:span><text:span text:style-name="T15">Economic Design of Cumulative Sum Control Charts for Monitoring a Process with Correlated Samples. </text:span><text:span text:style-name="T14">Communications in Statistics – Simulation and Computation, 39 (pp. <text:s/>1909-1922). doi: </text:span><text:span text:style-name="exldetailsdisplayval"><text:span text:style-name="T12">10.1080/03610918.2010.524333</text:span></text:span><text:span text:style-name="apple-converted-space"><text:span text:style-name="T11"> </text:span></text:span></text:p>
      <text:p text:style-name="P13"><text:span text:style-name="apple-converted-space"><text:span text:style-name="T11"/></text:span></text:p>
      <text:p text:style-name="P13"><text:span text:style-name="apple-converted-space"><text:span text:style-name="T11">Chen, Yan-Kwang, Hsieh, Kun-Lin (2007). </text:span></text:span><text:span text:style-name="apple-converted-space"><text:span text:style-name="T16">Hotelling’s T 2 charts with variable sample size and control limit</text:span></text:span><text:span text:style-name="apple-converted-space"><text:span text:style-name="T11">. European Journal of Operational Research, 182(3) (pp. 1251-1262). doi: </text:span></text:span><text:span text:style-name="T11">10.1016/j.ejor.2006.09.046</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6"><text:span text:style-name="T17">R</text:span><text:span text:style-name="T18"> code used for data </text:span><text:span text:style-name="T19">analysis, collecting, cleaning, and figures</text:span><text:span text:style-name="T18"> </text:span><text:span text:style-name="T19">is</text:span><text:span text:style-name="T18"> available at: </text:span><text:span text:style-name="T19">github.com/m-b-gardner/sabr</text:span><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xldetailsdisplayval"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1:34:24.505000000</meta:creation-date>
    <dc:date>2016-04-24T13:23:18.213000000</dc:date>
    <meta:editing-duration>PT1H18M27S</meta:editing-duration>
    <meta:editing-cycles>6</meta:editing-cycles>
    <meta:generator>LibreOffice/5.0.2.2$Windows_x86 LibreOffice_project/37b43f919e4de5eeaca9b9755ed688758a8251fe</meta:generator>
    <meta:document-statistic meta:table-count="0" meta:image-count="0" meta:object-count="11" meta:page-count="3" meta:paragraph-count="42" meta:word-count="1032" meta:character-count="6597" meta:non-whitespace-character-count="5592"/>
  </office:meta>
</office:document-meta>
</file>

<file path=Object 1/content.xml><?xml version="1.0" encoding="utf-8"?>
<math xmlns="http://www.w3.org/1998/Math/MathML" display="block">
  <semantics>
    <mover accent="true">
      <mi>X</mi>
      <mo stretchy="false">´</mo>
    </mover>
    <annotation encoding="StarMath 5.0">acute {X}</annotation>
  </semantics>
</math>
</file>

<file path=Object 10/content.xml><?xml version="1.0" encoding="utf-8"?>
<math xmlns="http://www.w3.org/1998/Math/MathML" display="block">
  <semantics>
    <msubsup>
      <mtext>C</mtext>
      <mtext>i</mtext>
      <mtext>-</mtext>
    </msubsup>
    <annotation encoding="StarMath 5.0">{"C"} rsup {"-"} rsub {"i"}</annotation>
  </semantics>
</math>
</file>

<file path=Object 11/content.xml><?xml version="1.0" encoding="utf-8"?>
<math xmlns="http://www.w3.org/1998/Math/MathML" display="block">
  <semantics>
    <mrow>
      <msubsup>
        <mtext>C</mtext>
        <mtext>i</mtext>
        <mtext>+</mtext>
      </msubsup>
      <mo stretchy="false">&gt;</mo>
      <mtext> H</mtext>
    </mrow>
    <annotation encoding="StarMath 5.0">{"C"} rsup {"+"} rsub {"i"} &gt; " H"</annotation>
  </semantics>
</math>
</file>

<file path=Object 2/content.xml><?xml version="1.0" encoding="utf-8"?>
<math xmlns="http://www.w3.org/1998/Math/MathML" display="block">
  <semantics>
    <mrow>
      <mi mathvariant="italic">Center</mi>
      <mi mathvariant="italic">line</mi>
      <mrow>
        <mrow>
          <mo fence="true" stretchy="false">(</mo>
          <mrow>
            <mi mathvariant="italic">CL</mi>
          </mrow>
          <mo fence="true" stretchy="false">)</mo>
        </mrow>
        <mo stretchy="false">=</mo>
        <mover accent="true">
          <mtext>X</mtext>
          <mo stretchy="false">¯</mo>
        </mover>
      </mrow>
    </mrow>
    <annotation encoding="StarMath 5.0">Center line (CL) = bar "X" </annotation>
  </semantics>
</math>
</file>

<file path=Object 3/content.xml><?xml version="1.0" encoding="utf-8"?>
<math xmlns="http://www.w3.org/1998/Math/MathML" display="block">
  <semantics>
    <mrow>
      <mtext>Upper control limit</mtext>
      <mrow>
        <mrow>
          <mo fence="true" stretchy="false">(</mo>
          <mrow>
            <mi mathvariant="italic">UCL</mi>
          </mrow>
          <mo fence="true" stretchy="false">)</mo>
        </mrow>
        <mo stretchy="false">=</mo>
        <mrow>
          <mtext>CL</mtext>
          <mo stretchy="false">+</mo>
          <mrow>
            <mn>3</mn>
            <mo stretchy="false">⋅</mo>
            <msqrt>
              <mfrac bevelled="true">
                <mrow>
                  <mn>1</mn>
                  <mrow>
                    <mo fence="true" stretchy="false">(</mo>
                    <mrow>
                      <mrow>
                        <mn>1</mn>
                        <mo stretchy="false">−</mo>
                        <mi>p</mi>
                      </mrow>
                    </mrow>
                    <mo fence="true" stretchy="false">)</mo>
                  </mrow>
                </mrow>
                <mtext>sample group size</mtext>
              </mfrac>
            </msqrt>
          </mrow>
        </mrow>
      </mrow>
    </mrow>
    <annotation encoding="StarMath 5.0">"Upper control limit" (UCL) = "CL" + 3 cdot sqrt{ {1(1-p)} wideslash {"sample group size"} } </annotation>
  </semantics>
</math>
</file>

<file path=Object 4/content.xml><?xml version="1.0" encoding="utf-8"?>
<math xmlns="http://www.w3.org/1998/Math/MathML" display="block">
  <semantics>
    <mrow>
      <mtext>Lower control limit</mtext>
      <mrow>
        <mrow>
          <mo fence="true" stretchy="false">(</mo>
          <mrow>
            <mi mathvariant="italic">UCL</mi>
          </mrow>
          <mo fence="true" stretchy="false">)</mo>
        </mrow>
        <mo stretchy="false">=</mo>
        <mtext>max</mtext>
      </mrow>
      <mrow>
        <mo fence="true" stretchy="true">(</mo>
        <mrow>
          <mrow>
            <mn>0,</mn>
            <mrow>
              <mtext>CL</mtext>
              <mo stretchy="false">+</mo>
              <mrow>
                <mn>3</mn>
                <mo stretchy="false">⋅</mo>
                <msqrt>
                  <mfrac bevelled="true">
                    <mrow>
                      <mn>1</mn>
                      <mrow>
                        <mo fence="true" stretchy="false">(</mo>
                        <mrow>
                          <mrow>
                            <mn>1</mn>
                            <mo stretchy="false">−</mo>
                            <mi>p</mi>
                          </mrow>
                        </mrow>
                        <mo fence="true" stretchy="false">)</mo>
                      </mrow>
                    </mrow>
                    <mtext>sample group size</mtext>
                  </mfrac>
                </msqrt>
              </mrow>
            </mrow>
          </mrow>
        </mrow>
        <mo fence="true" stretchy="true">)</mo>
      </mrow>
    </mrow>
    <annotation encoding="StarMath 5.0">"Lower control limit" (UCL) = "max" left (0, "CL" + 3 cdot sqrt{ {1(1-p)} wideslash {"sample group size"} } right )</annotation>
  </semantics>
</math>
</file>

<file path=Object 5/content.xml><?xml version="1.0" encoding="utf-8"?>
<math xmlns="http://www.w3.org/1998/Math/MathML" display="block">
  <semantics>
    <mover accent="true">
      <mtext>X</mtext>
      <mo stretchy="false">¯</mo>
    </mover>
    <annotation encoding="StarMath 5.0">bar "X" </annotation>
  </semantics>
</math>
</file>

<file path=Object 6/content.xml><?xml version="1.0" encoding="utf-8"?>
<math xmlns="http://www.w3.org/1998/Math/MathML" display="block">
  <semantics>
    <mi>R</mi>
    <annotation encoding="StarMath 5.0">R</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row>
      <mrow>
        <msubsup>
          <mtext>C</mtext>
          <mtext>i</mtext>
          <mtext>+</mtext>
        </msubsup>
        <mo stretchy="false">=</mo>
        <mi mathvariant="italic">max</mi>
      </mrow>
      <mrow>
        <mo fence="true" stretchy="true">(</mo>
        <mrow>
          <mrow>
            <mn>0,</mn>
            <mrow>
              <msub>
                <mtext>x</mtext>
                <mtext>i</mtext>
              </msub>
              <mo stretchy="false">−</mo>
              <mrow>
                <mo fence="true" stretchy="false">(</mo>
                <mrow>
                  <mrow>
                    <msub>
                      <mi mathvariant="normal">μ</mi>
                      <mn>0</mn>
                    </msub>
                    <mo stretchy="false">+</mo>
                    <mi>K</mi>
                  </mrow>
                </mrow>
                <mo fence="true" stretchy="false">)</mo>
              </mrow>
              <mo stretchy="false">+</mo>
              <msubsup>
                <mtext>C</mtext>
                <mtext>i-1</mtext>
                <mtext>+</mtext>
              </msubsup>
            </mrow>
          </mrow>
        </mrow>
        <mo fence="true" stretchy="true">)</mo>
      </mrow>
    </mrow>
    <annotation encoding="StarMath 5.0">{"C"} rsup {"+"} rsub {"i"} = max left ( 0, {"x"} rsub {"i"} - ({%mu} rsub {0} + K) + {"C"} rsup {"+"} rsub {"i-1"} right ) </annotation>
  </semantics>
</math>
</file>

<file path=Object 9/content.xml><?xml version="1.0" encoding="utf-8"?>
<math xmlns="http://www.w3.org/1998/Math/MathML" display="block">
  <semantics>
    <mrow>
      <mrow>
        <msubsup>
          <mtext>C</mtext>
          <mtext>i</mtext>
          <mtext>-</mtext>
        </msubsup>
        <mo stretchy="false">=</mo>
        <mi mathvariant="italic">max</mi>
      </mrow>
      <mrow>
        <mo fence="true" stretchy="true">(</mo>
        <mrow>
          <mrow>
            <mn>0,</mn>
            <mrow>
              <mrow>
                <mo fence="true" stretchy="false">(</mo>
                <mrow>
                  <mrow>
                    <msub>
                      <mi mathvariant="normal">μ</mi>
                      <mn>0</mn>
                    </msub>
                    <mo stretchy="false">+</mo>
                    <mi>K</mi>
                  </mrow>
                </mrow>
                <mo fence="true" stretchy="false">)</mo>
              </mrow>
              <mo stretchy="false">−</mo>
              <msub>
                <mtext>x</mtext>
                <mtext>i</mtext>
              </msub>
              <mo stretchy="false">+</mo>
              <msubsup>
                <mtext>C</mtext>
                <mtext>i-1</mtext>
                <mtext>-</mtext>
              </msubsup>
            </mrow>
          </mrow>
        </mrow>
        <mo fence="true" stretchy="true">)</mo>
      </mrow>
    </mrow>
    <annotation encoding="StarMath 5.0">{"C"} rsup {"-"} rsub {"i"} = max left ( 0, ({%mu} rsub {0} + K) - {"x"} rsub {"i"}+ {"C"} rsup {"-"} rsub {"i-1"} right ) </annotation>
  </semantics>
</math>
</file>